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1" svg:font-family="'Noto Sans'" style:font-family-generic="system" style:font-pitch="variable"/>
    <style:font-face style:name="Ubuntu" svg:font-family="Ubuntu" style:font-pitch="variable"/>
  </office:font-face-decls>
  <office:automatic-styles>
    <style:style style:name="dp1" style:family="drawing-page"/>
    <style:style style:name="gr1" style:family="graphic" style:parent-style-name="standard">
      <style:graphic-properties svg:stroke-color="#ffffff" draw:fill="solid" draw:fill-color="#ffffff" draw:auto-grow-height="false" fo:min-height="1.27cm" fo:min-width="8.255cm" style:writing-mode="lr-tb" loext:decorative="false"/>
      <style:paragraph-properties style:writing-mode="lr-tb"/>
    </style:style>
    <style:style style:name="gr2" style:family="graphic" style:parent-style-name="standard">
      <style:graphic-properties svg:stroke-color="#ffffff" draw:auto-grow-height="false" fo:min-height="8.302cm" fo:min-width="8.255cm" loext:decorative="false"/>
    </style:style>
    <style:style style:name="gr3" style:family="graphic" style:parent-style-name="objectwithoutfill">
      <style:graphic-properties draw:stroke="none" draw:fill="solid" draw:fill-color="#1c1c1c" loext:decorative="false"/>
    </style:style>
    <style:style style:name="gr4" style:family="graphic" style:parent-style-name="objectwithoutfill">
      <style:graphic-properties draw:stroke="solid" svg:stroke-width="0.051cm" svg:stroke-color="#000000" draw:marker-start-width="0.279cm" draw:marker-end-width="0.279cm" draw:fill="solid" draw:fill-color="#ffffa6" fo:padding-top="0.025cm" fo:padding-bottom="0.025cm" fo:padding-left="0.025cm" fo:padding-right="0.025cm" loext:decorative="false"/>
    </style:style>
    <style:style style:name="gr5" style:family="graphic" style:parent-style-name="standard">
      <style:graphic-properties draw:stroke="none" draw:fill="none" fo:min-height="0.823cm" loext:decorative="false"/>
      <style:paragraph-properties style:writing-mode="lr-tb"/>
    </style:style>
    <style:style style:name="gr6" style:family="graphic" style:parent-style-name="standard">
      <style:graphic-properties svg:stroke-color="#ffffff" draw:fill="solid" draw:fill-color="#ffffff" draw:auto-grow-height="false" fo:min-height="1.27cm" fo:min-width="0.953cm" style:writing-mode="lr-tb" loext:decorative="false"/>
      <style:paragraph-properties style:writing-mode="lr-tb"/>
    </style:style>
    <style:style style:name="P1" style:family="paragraph">
      <style:paragraph-properties fo:text-align="center"/>
      <style:text-properties style:font-name="Ubuntu" fo:font-weight="bold" style:font-weight-asian="bold" style:font-weight-complex="bold"/>
    </style:style>
    <style:style style:name="P2" style:family="paragraph">
      <loext:graphic-properties draw:fill="solid" draw:fill-color="#ffffff"/>
      <style:paragraph-properties fo:text-align="center" style:writing-mode="lr-tb"/>
      <style:text-properties style:font-name="Ubuntu" fo:font-weight="bold" style:font-weight-asian="bold" style:font-weight-complex="bold"/>
    </style:style>
    <style:style style:name="P3" style:family="paragraph">
      <style:paragraph-properties fo:margin-left="0cm" fo:margin-right="0cm" fo:margin-top="0cm" fo:margin-bottom="0cm" fo:line-height="100%" fo:text-align="center" fo:text-indent="0cm"/>
      <style:text-properties style:font-name="Ubuntu" fo:font-weight="bold" style:font-weight-asian="bold" style:font-weight-complex="bold"/>
    </style:style>
    <style:style style:name="P4" style:family="paragraph">
      <style:paragraph-properties fo:text-align="center"/>
    </style:style>
    <style:style style:name="P5" style:family="paragraph">
      <loext:graphic-properties draw:fill="solid" draw:fill-color="#1c1c1c"/>
      <style:paragraph-properties fo:text-align="center"/>
    </style:style>
    <style:style style:name="P6" style:family="paragraph">
      <loext:graphic-properties draw:fill="solid" draw:fill-color="#ffffa6"/>
      <style:paragraph-properties fo:text-align="center"/>
    </style:style>
    <style:style style:name="P7" style:family="paragraph">
      <loext:graphic-properties draw:fill="none"/>
    </style:style>
    <style:style style:name="P8" style:family="paragraph">
      <style:paragraph-properties fo:text-align="center"/>
      <style:text-properties style:font-name="Ubuntu" fo:font-weight="normal" style:font-weight-asian="normal" style:font-weight-complex="normal"/>
    </style:style>
    <style:style style:name="P9" style:family="paragraph">
      <loext:graphic-properties draw:fill="solid" draw:fill-color="#ffffff"/>
      <style:paragraph-properties fo:text-align="center" style:writing-mode="lr-tb"/>
      <style:text-properties style:font-name="Ubuntu" fo:font-weight="normal" style:font-weight-asian="normal" style:font-weight-complex="normal"/>
    </style:style>
    <style:style style:name="T1" style:family="text">
      <style:text-properties style:font-name="Ubuntu" fo:font-size="21pt" fo:font-weight="bold" style:font-size-asian="21pt" style:font-weight-asian="bold" style:font-size-complex="21pt" style:font-weight-complex="bold"/>
    </style:style>
    <style:style style:name="T2" style:family="text">
      <style:text-properties style:font-name="Ubuntu" fo:font-size="21pt" fo:font-weight="normal" style:font-size-asian="21pt" style:font-weight-asian="normal" style:font-size-complex="21pt" style:font-weight-complex="normal"/>
    </style:style>
    <style:style style:name="T3" style:family="text">
      <style:text-properties style:font-name="Liberation Serif" fo:font-size="21pt" fo:font-style="italic" fo:font-weight="normal" style:font-size-asian="21pt" style:font-style-asian="italic" style:font-weight-asian="normal" style:font-size-complex="21pt" style:font-style-complex="italic" style:font-weight-complex="normal"/>
    </style:style>
    <style:style style:name="T4" style:family="text">
      <style:text-properties style:font-name="Liberation Serif" fo:font-size="21pt" fo:font-weight="normal" style:font-size-asian="21pt" style:font-weight-asian="normal" style:font-size-complex="21pt" style:font-weight-complex="normal"/>
    </style:style>
    <style:style style:name="T5" style:family="text">
      <style:text-properties fo:font-variant="normal" fo:text-transform="none" style:use-window-font-color="true" loext:opacity="0%" style:text-outline="false" style:text-line-through-style="none" style:text-line-through-type="none" style:font-name="Ubuntu" fo:font-size="21pt" fo:font-style="normal" fo:text-shadow="none" style:text-underline-style="none" fo:font-weight="bold" style:letter-kerning="true" style:font-name-asian="Noto Sans CJK JP" style:font-size-asian="21pt" style:font-style-asian="normal" style:font-weight-asian="bold" style:font-name-complex="Noto Sans1" style:font-size-complex="21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draw:layer="layout" svg:width="8.255cm" svg:height="1.27cm" svg:x="1cm" svg:y="1cm">
          <text:p text:style-name="P1"><text:span text:style-name="T1">Д</text:span><text:span text:style-name="T1">о </text:span><text:span text:style-name="T1">мі</text:span><text:span text:style-name="T1">че</text:span><text:span text:style-name="T1">нн</text:span><text:span text:style-name="T1">я</text:span></text:p>
          <draw:enhanced-geometry svg:viewBox="0 0 21600 21600" draw:type="rectangle" draw:enhanced-path="M 0 0 L 21600 0 21600 21600 0 21600 0 0 Z N"/>
        </draw:custom-shape>
        <draw:custom-shape draw:style-name="gr1" draw:text-style-name="P2" draw:layer="layout" svg:width="8.255cm" svg:height="1.27cm" svg:x="9.89cm" svg:y="1cm">
          <text:p text:style-name="P1"><text:span text:style-name="T1">Після мічення </text:span><text:span text:style-name="T2">(</text:span><text:span text:style-name="T3">M</text:span><text:span text:style-name="T4"> = 3</text:span><text:span text:style-name="T2">)</text:span></text:p>
          <draw:enhanced-geometry svg:viewBox="0 0 21600 21600" draw:type="rectangle" draw:enhanced-path="M 0 0 L 21600 0 21600 21600 0 21600 0 0 Z N"/>
        </draw:custom-shape>
        <draw:custom-shape draw:style-name="gr1" draw:text-style-name="P2" draw:layer="layout" svg:width="8.255cm" svg:height="1.27cm" svg:x="18.78cm" svg:y="1cm">
          <text:p text:style-name="P3"><text:span text:style-name="T5">Вилов </text:span><text:span text:style-name="T2">(</text:span><text:span text:style-name="T3">C</text:span><text:span text:style-name="T4"> = 4</text:span><text:span text:style-name="T2">)</text:span></text:p>
          <draw:enhanced-geometry svg:viewBox="0 0 21600 21600" draw:type="rectangle" draw:enhanced-path="M 0 0 L 21600 0 21600 21600 0 21600 0 0 Z N"/>
        </draw:custom-shape>
        <draw:custom-shape draw:style-name="gr2" draw:text-style-name="P4" draw:layer="layout" svg:width="8.255cm" svg:height="8.302cm" svg:x="18.78cm" svg:y="2.858cm">
          <text:p/>
          <draw:enhanced-geometry svg:viewBox="0 0 21600 21600" draw:type="rectangle" draw:enhanced-path="M 0 0 L 21600 0 21600 21600 0 21600 0 0 Z N"/>
        </draw:custom-shape>
        <draw:custom-shape draw:style-name="gr2" draw:text-style-name="P4" draw:layer="layout" svg:width="8.255cm" svg:height="8.302cm" svg:x="18.78cm" svg:y="12.383cm">
          <text:p/>
          <draw:enhanced-geometry svg:viewBox="0 0 21600 21600" draw:type="rectangle" draw:enhanced-path="M 0 0 L 21600 0 21600 21600 0 21600 0 0 Z N"/>
        </draw:custom-shape>
        <draw:custom-shape draw:style-name="gr2" draw:text-style-name="P4" draw:layer="layout" svg:width="8.255cm" svg:height="8.302cm" svg:x="9.89cm" svg:y="2.858cm">
          <text:p/>
          <draw:enhanced-geometry svg:viewBox="0 0 21600 21600" draw:type="rectangle" draw:enhanced-path="M 0 0 L 21600 0 21600 21600 0 21600 0 0 Z N"/>
        </draw:custom-shape>
        <draw:custom-shape draw:style-name="gr2" draw:text-style-name="P4" draw:layer="layout" svg:width="8.255cm" svg:height="8.302cm" svg:x="1cm" svg:y="2.858cm">
          <text:p/>
          <draw:enhanced-geometry svg:viewBox="0 0 21600 21600" draw:type="rectangle" draw:enhanced-path="M 0 0 L 21600 0 21600 21600 0 21600 0 0 Z N"/>
        </draw:custom-shape>
        <draw:custom-shape draw:style-name="gr2" draw:text-style-name="P4" draw:layer="layout" svg:width="8.255cm" svg:height="8.302cm" svg:x="9.89cm" svg:y="12.383cm">
          <text:p/>
          <draw:enhanced-geometry svg:viewBox="0 0 21600 21600" draw:type="rectangle" draw:enhanced-path="M 0 0 L 21600 0 21600 21600 0 21600 0 0 Z N"/>
        </draw:custom-shape>
        <draw:custom-shape draw:style-name="gr2" draw:text-style-name="P4" draw:layer="layout" svg:width="8.255cm" svg:height="8.302cm" svg:x="1cm" svg:y="12.383cm">
          <text:p/>
          <draw:enhanced-geometry svg:viewBox="0 0 21600 21600" draw:type="rectangle" draw:enhanced-path="M 0 0 L 21600 0 21600 21600 0 21600 0 0 Z N"/>
        </draw:custom-shape>
        <draw:polygon draw:style-name="gr3" draw:text-style-name="P5" draw:layer="layout" svg:width="2.374cm" svg:height="1.378cm" draw:transform="skewX (0.0106465084371654) rotate (-0.471762496814067) translate (1.94499937969376cm 2.29932055077709cm)" svg:viewBox="0 0 2375 1379" draw:points="5,1311 53,1311 102,1313 90,1329 68,1339 12,1336 0,1347 8,1369 26,1379 91,1375 269,1342 356,1313 473,1295 521,1270 641,1244 685,1230 780,1220 836,1210 873,1190 878,1176 981,1127 1063,1081 1135,1038 1195,1000 1265,1037 1332,1062 1386,1071 1413,1062 1420,1049 1383,1030 1369,1001 1364,986 1328,964 1327,960 1391,933 1441,904 1447,887 1425,869 1482,828 1556,789 1588,777 1612,755 1644,729 1727,712 1823,694 1888,677 1944,648 1954,621 1966,581 1968,545 1953,520 1938,505 1922,497 1898,487 1925,472 1963,458 2024,460 2108,476 2173,490 2230,502 2287,501 2339,509 2369,496 2375,485 2365,469 2352,457 2345,426 2330,407 2305,382 2298,365 2242,311 2215,291 2196,264 2193,237 2199,178 2194,131 2183,81 2166,37 2146,15 2115,0 2100,6 2069,47 1989,164 1956,231 1921,292 1891,319 1854,349 1804,373 1753,382 1793,335 1788,307 1778,275 1751,248 1727,227 1692,212 1640,204 1624,208 1566,242 1511,304 1443,400 1389,459 1347,485 1271,523 1066,623 864,723 712,803 614,857 459,942 427,963 369,1007 251,1094 227,1110 167,1171 121,1214 75,1249 39,1271 11,1293 8,1299">
          <text:p/>
        </draw:polygon>
        <draw:polygon draw:style-name="gr3" draw:text-style-name="P5" draw:layer="layout" svg:width="2.374cm" svg:height="1.378cm" draw:transform="skewX (0.0106465084371655) rotate (-0.471762496814068) translate (6.38999937969376cm 4.20432055077709cm)" svg:viewBox="0 0 2375 1379" draw:points="5,1311 53,1311 102,1313 90,1329 68,1339 12,1336 0,1347 8,1369 26,1379 91,1375 269,1342 356,1313 473,1295 521,1270 641,1244 685,1230 780,1220 836,1210 873,1190 878,1176 981,1127 1063,1081 1135,1038 1195,1000 1265,1037 1332,1062 1386,1071 1413,1062 1420,1049 1383,1030 1369,1001 1364,986 1328,964 1327,960 1391,933 1441,904 1447,887 1425,869 1482,828 1556,789 1588,777 1612,755 1644,729 1727,712 1823,694 1888,677 1944,648 1954,621 1966,581 1968,545 1953,520 1938,505 1922,497 1898,487 1925,472 1963,458 2024,460 2108,476 2173,490 2230,502 2287,501 2339,509 2369,496 2375,485 2365,469 2352,457 2345,426 2330,407 2305,382 2298,365 2242,311 2215,291 2196,264 2193,237 2199,178 2194,131 2183,81 2166,37 2146,15 2115,0 2100,6 2069,47 1989,164 1956,231 1921,292 1891,319 1854,349 1804,373 1753,382 1793,335 1788,307 1778,275 1751,248 1727,227 1692,212 1640,204 1624,208 1566,242 1511,304 1443,400 1389,459 1347,485 1271,523 1066,623 864,723 712,803 614,857 459,942 427,963 369,1007 251,1094 227,1110 167,1171 121,1214 75,1249 39,1271 11,1293 8,1299">
          <text:p/>
        </draw:polygon>
        <draw:polygon draw:style-name="gr3" draw:text-style-name="P5" draw:layer="layout" svg:width="2.374cm" svg:height="1.378cm" draw:transform="skewX (0.0106465084371654) rotate (-0.471762496814067) translate (3.98599937969376cm 5.13232055077709cm)" svg:viewBox="0 0 2375 1379" draw:points="5,1311 53,1311 102,1313 90,1329 68,1339 12,1336 0,1347 8,1369 26,1379 91,1375 269,1342 356,1313 473,1295 521,1270 641,1244 685,1230 780,1220 836,1210 873,1190 878,1176 981,1127 1063,1081 1135,1038 1195,1000 1265,1037 1332,1062 1386,1071 1413,1062 1420,1049 1383,1030 1369,1001 1364,986 1328,964 1327,960 1391,933 1441,904 1447,887 1425,869 1482,828 1556,789 1588,777 1612,755 1644,729 1727,712 1823,694 1888,677 1944,648 1954,621 1966,581 1968,545 1953,520 1938,505 1922,497 1898,487 1925,472 1963,458 2024,460 2108,476 2173,490 2230,502 2287,501 2339,509 2369,496 2375,485 2365,469 2352,457 2345,426 2330,407 2305,382 2298,365 2242,311 2215,291 2196,264 2193,237 2199,178 2194,131 2183,81 2166,37 2146,15 2115,0 2100,6 2069,47 1989,164 1956,231 1921,292 1891,319 1854,349 1804,373 1753,382 1793,335 1788,307 1778,275 1751,248 1727,227 1692,212 1640,204 1624,208 1566,242 1511,304 1443,400 1389,459 1347,485 1271,523 1066,623 864,723 712,803 614,857 459,942 427,963 369,1007 251,1094 227,1110 167,1171 121,1214 75,1249 39,1271 11,1293 8,1299">
          <text:p/>
        </draw:polygon>
        <draw:polygon draw:style-name="gr3" draw:text-style-name="P5" draw:layer="layout" svg:width="2.374cm" svg:height="1.378cm" draw:transform="skewX (0.0106465084371654) rotate (-0.471762496814067) translate (6.31199937969376cm 6.39432055077709cm)" svg:viewBox="0 0 2375 1379" draw:points="5,1311 53,1311 102,1313 90,1329 68,1339 12,1336 0,1347 8,1369 26,1379 91,1375 269,1342 356,1313 473,1295 521,1270 641,1244 685,1230 780,1220 836,1210 873,1190 878,1176 981,1127 1063,1081 1135,1038 1195,1000 1265,1037 1332,1062 1386,1071 1413,1062 1420,1049 1383,1030 1369,1001 1364,986 1328,964 1327,960 1391,933 1441,904 1447,887 1425,869 1482,828 1556,789 1588,777 1612,755 1644,729 1727,712 1823,694 1888,677 1944,648 1954,621 1966,581 1968,545 1953,520 1938,505 1922,497 1898,487 1925,472 1963,458 2024,460 2108,476 2173,490 2230,502 2287,501 2339,509 2369,496 2375,485 2365,469 2352,457 2345,426 2330,407 2305,382 2298,365 2242,311 2215,291 2196,264 2193,237 2199,178 2194,131 2183,81 2166,37 2146,15 2115,0 2100,6 2069,47 1989,164 1956,231 1921,292 1891,319 1854,349 1804,373 1753,382 1793,335 1788,307 1778,275 1751,248 1727,227 1692,212 1640,204 1624,208 1566,242 1511,304 1443,400 1389,459 1347,485 1271,523 1066,623 864,723 712,803 614,857 459,942 427,963 369,1007 251,1094 227,1110 167,1171 121,1214 75,1249 39,1271 11,1293 8,1299">
          <text:p/>
        </draw:polygon>
        <draw:polygon draw:style-name="gr3" draw:text-style-name="P5" draw:layer="layout" svg:width="2.374cm" svg:height="1.378cm" draw:transform="skewX (0.0106465084371654) rotate (-0.471762496814067) translate (2.89799937969376cm 7.67232055077709cm)" svg:viewBox="0 0 2375 1379" draw:points="5,1311 53,1311 102,1313 90,1329 68,1339 12,1336 0,1347 8,1369 26,1379 91,1375 269,1342 356,1313 473,1295 521,1270 641,1244 685,1230 780,1220 836,1210 873,1190 878,1176 981,1127 1063,1081 1135,1038 1195,1000 1265,1037 1332,1062 1386,1071 1413,1062 1420,1049 1383,1030 1369,1001 1364,986 1328,964 1327,960 1391,933 1441,904 1447,887 1425,869 1482,828 1556,789 1588,777 1612,755 1644,729 1727,712 1823,694 1888,677 1944,648 1954,621 1966,581 1968,545 1953,520 1938,505 1922,497 1898,487 1925,472 1963,458 2024,460 2108,476 2173,490 2230,502 2287,501 2339,509 2369,496 2375,485 2365,469 2352,457 2345,426 2330,407 2305,382 2298,365 2242,311 2215,291 2196,264 2193,237 2199,178 2194,131 2183,81 2166,37 2146,15 2115,0 2100,6 2069,47 1989,164 1956,231 1921,292 1891,319 1854,349 1804,373 1753,382 1793,335 1788,307 1778,275 1751,248 1727,227 1692,212 1640,204 1624,208 1566,242 1511,304 1443,400 1389,459 1347,485 1271,523 1066,623 864,723 712,803 614,857 459,942 427,963 369,1007 251,1094 227,1110 167,1171 121,1214 75,1249 39,1271 11,1293 8,1299">
          <text:p/>
        </draw:polygon>
        <draw:polygon draw:style-name="gr3" draw:text-style-name="P5" draw:layer="layout" svg:width="2.373cm" svg:height="1.377cm" draw:transform="skewX (-0.0120427718387609) rotate (0.471587963888868) translate (5.8760069121789cm 8.77681813153916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3" draw:text-style-name="P5" draw:layer="layout" svg:width="2.373cm" svg:height="1.377cm" draw:transform="skewX (-0.0120427718387608) rotate (0.471587963888868) translate (3.0180069121789cm 9.70381813153917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3" draw:text-style-name="P5" draw:layer="layout" svg:width="2.373cm" svg:height="1.377cm" draw:transform="skewX (-0.0120427718387609) rotate (0.471587963888868) translate (1.1130069121789cm 7.16381813153916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3" draw:text-style-name="P5" draw:layer="layout" svg:width="2.373cm" svg:height="1.377cm" draw:transform="skewX (-0.0120427718387609) rotate (0.471587963888868) translate (2.7010069121789cm 4.94181813153916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3" draw:text-style-name="P5" draw:layer="layout" svg:width="2.373cm" svg:height="1.377cm" draw:transform="skewX (-0.0120427718387609) rotate (0.471587963888868) translate (6.1930069121789cm 3.67181813153916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3" draw:text-style-name="P5" draw:layer="layout" svg:width="2.374cm" svg:height="1.378cm" draw:transform="skewX (0.0106465084371655) rotate (-0.471762496814068) translate (6.31199937969376cm 16.2373205507771cm)" svg:viewBox="0 0 2375 1379" draw:points="5,1311 53,1311 102,1313 90,1329 68,1339 12,1336 0,1347 8,1369 26,1379 91,1375 269,1342 356,1313 473,1295 521,1270 641,1244 685,1230 780,1220 836,1210 873,1190 878,1176 981,1127 1063,1081 1135,1038 1195,1000 1265,1037 1332,1062 1386,1071 1413,1062 1420,1049 1383,1030 1369,1001 1364,986 1328,964 1327,960 1391,933 1441,904 1447,887 1425,869 1482,828 1556,789 1588,777 1612,755 1644,729 1727,712 1823,694 1888,677 1944,648 1954,621 1966,581 1968,545 1953,520 1938,505 1922,497 1898,487 1925,472 1963,458 2024,460 2108,476 2173,490 2230,502 2287,501 2339,509 2369,496 2375,485 2365,469 2352,457 2345,426 2330,407 2305,382 2298,365 2242,311 2215,291 2196,264 2193,237 2199,178 2194,131 2183,81 2166,37 2146,15 2115,0 2100,6 2069,47 1989,164 1956,231 1921,292 1891,319 1854,349 1804,373 1753,382 1793,335 1788,307 1778,275 1751,248 1727,227 1692,212 1640,204 1624,208 1566,242 1511,304 1443,400 1389,459 1347,485 1271,523 1066,623 864,723 712,803 614,857 459,942 427,963 369,1007 251,1094 227,1110 167,1171 121,1214 75,1249 39,1271 11,1293 8,1299">
          <text:p/>
        </draw:polygon>
        <draw:polygon draw:style-name="gr3" draw:text-style-name="P5" draw:layer="layout" svg:width="2.373cm" svg:height="1.377cm" draw:transform="skewX (-0.012042771838761) rotate (0.471587963888868) translate (3.0180069121789cm 19.5468181315392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3" draw:text-style-name="P5" draw:layer="layout" svg:width="2.373cm" svg:height="1.377cm" draw:transform="skewX (-0.0120427718387609) rotate (0.471587963888868) translate (1.1130069121789cm 17.0068181315392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3" draw:text-style-name="P5" draw:layer="layout" svg:width="2.373cm" svg:height="1.377cm" draw:transform="skewX (-0.0120427718387609) rotate (0.471587963888868) translate (2.7010069121789cm 14.7848181315392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3" draw:text-style-name="P5" draw:layer="layout" svg:width="2.373cm" svg:height="1.377cm" draw:transform="skewX (-0.0120427718387608) rotate (0.471587963888868) translate (6.1930069121789cm 13.5148181315392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4" draw:text-style-name="P6" draw:layer="layout" svg:width="2.374cm" svg:height="1.378cm" draw:transform="skewX (0.0106465084371654) rotate (-0.471762496814067) translate (10.8349993796938cm 2.29932055077709cm)" svg:viewBox="0 0 2375 1379" draw:points="5,1311 53,1311 102,1313 90,1329 68,1339 12,1336 0,1347 8,1369 26,1379 91,1375 269,1342 356,1313 473,1295 521,1270 641,1244 685,1230 780,1220 836,1210 873,1190 878,1176 981,1127 1063,1081 1135,1038 1195,1000 1265,1037 1332,1062 1386,1071 1413,1062 1420,1049 1383,1030 1369,1001 1364,986 1328,964 1327,960 1391,933 1441,904 1447,887 1425,869 1482,828 1556,789 1588,777 1612,755 1644,729 1727,712 1823,694 1888,677 1944,648 1954,621 1966,581 1968,545 1953,520 1938,505 1922,497 1898,487 1925,472 1963,458 2024,460 2108,476 2173,490 2230,502 2287,501 2339,509 2369,496 2375,485 2365,469 2352,457 2345,426 2330,407 2305,382 2298,365 2242,311 2215,291 2196,264 2193,237 2199,178 2194,131 2183,81 2166,37 2146,15 2115,0 2100,6 2069,47 1989,164 1956,231 1921,292 1891,319 1854,349 1804,373 1753,382 1793,335 1788,307 1778,275 1751,248 1727,227 1692,212 1640,204 1624,208 1566,242 1511,304 1443,400 1389,459 1347,485 1271,523 1066,623 864,723 712,803 614,857 459,942 427,963 369,1007 251,1094 227,1110 167,1171 121,1214 75,1249 39,1271 11,1293 8,1299">
          <text:p/>
        </draw:polygon>
        <draw:polygon draw:style-name="gr4" draw:text-style-name="P6" draw:layer="layout" svg:width="2.374cm" svg:height="1.378cm" draw:transform="skewX (0.0106465084371654) rotate (-0.471762496814067) translate (15.2799993796938cm 4.20432055077709cm)" svg:viewBox="0 0 2375 1379" draw:points="5,1311 53,1311 102,1313 90,1329 68,1339 12,1336 0,1347 8,1369 26,1379 91,1375 269,1342 356,1313 473,1295 521,1270 641,1244 685,1230 780,1220 836,1210 873,1190 878,1176 981,1127 1063,1081 1135,1038 1195,1000 1265,1037 1332,1062 1386,1071 1413,1062 1420,1049 1383,1030 1369,1001 1364,986 1328,964 1327,960 1391,933 1441,904 1447,887 1425,869 1482,828 1556,789 1588,777 1612,755 1644,729 1727,712 1823,694 1888,677 1944,648 1954,621 1966,581 1968,545 1953,520 1938,505 1922,497 1898,487 1925,472 1963,458 2024,460 2108,476 2173,490 2230,502 2287,501 2339,509 2369,496 2375,485 2365,469 2352,457 2345,426 2330,407 2305,382 2298,365 2242,311 2215,291 2196,264 2193,237 2199,178 2194,131 2183,81 2166,37 2146,15 2115,0 2100,6 2069,47 1989,164 1956,231 1921,292 1891,319 1854,349 1804,373 1753,382 1793,335 1788,307 1778,275 1751,248 1727,227 1692,212 1640,204 1624,208 1566,242 1511,304 1443,400 1389,459 1347,485 1271,523 1066,623 864,723 712,803 614,857 459,942 427,963 369,1007 251,1094 227,1110 167,1171 121,1214 75,1249 39,1271 11,1293 8,1299">
          <text:p/>
        </draw:polygon>
        <draw:polygon draw:style-name="gr3" draw:text-style-name="P5" draw:layer="layout" svg:width="2.374cm" svg:height="1.378cm" draw:transform="skewX (0.0106465084371654) rotate (-0.471762496814067) translate (12.8759993796938cm 5.13232055077709cm)" svg:viewBox="0 0 2375 1379" draw:points="5,1311 53,1311 102,1313 90,1329 68,1339 12,1336 0,1347 8,1369 26,1379 91,1375 269,1342 356,1313 473,1295 521,1270 641,1244 685,1230 780,1220 836,1210 873,1190 878,1176 981,1127 1063,1081 1135,1038 1195,1000 1265,1037 1332,1062 1386,1071 1413,1062 1420,1049 1383,1030 1369,1001 1364,986 1328,964 1327,960 1391,933 1441,904 1447,887 1425,869 1482,828 1556,789 1588,777 1612,755 1644,729 1727,712 1823,694 1888,677 1944,648 1954,621 1966,581 1968,545 1953,520 1938,505 1922,497 1898,487 1925,472 1963,458 2024,460 2108,476 2173,490 2230,502 2287,501 2339,509 2369,496 2375,485 2365,469 2352,457 2345,426 2330,407 2305,382 2298,365 2242,311 2215,291 2196,264 2193,237 2199,178 2194,131 2183,81 2166,37 2146,15 2115,0 2100,6 2069,47 1989,164 1956,231 1921,292 1891,319 1854,349 1804,373 1753,382 1793,335 1788,307 1778,275 1751,248 1727,227 1692,212 1640,204 1624,208 1566,242 1511,304 1443,400 1389,459 1347,485 1271,523 1066,623 864,723 712,803 614,857 459,942 427,963 369,1007 251,1094 227,1110 167,1171 121,1214 75,1249 39,1271 11,1293 8,1299">
          <text:p/>
        </draw:polygon>
        <draw:polygon draw:style-name="gr3" draw:text-style-name="P5" draw:layer="layout" svg:width="2.374cm" svg:height="1.378cm" draw:transform="skewX (0.0106465084371654) rotate (-0.471762496814067) translate (15.2019993796938cm 6.39432055077709cm)" svg:viewBox="0 0 2375 1379" draw:points="5,1311 53,1311 102,1313 90,1329 68,1339 12,1336 0,1347 8,1369 26,1379 91,1375 269,1342 356,1313 473,1295 521,1270 641,1244 685,1230 780,1220 836,1210 873,1190 878,1176 981,1127 1063,1081 1135,1038 1195,1000 1265,1037 1332,1062 1386,1071 1413,1062 1420,1049 1383,1030 1369,1001 1364,986 1328,964 1327,960 1391,933 1441,904 1447,887 1425,869 1482,828 1556,789 1588,777 1612,755 1644,729 1727,712 1823,694 1888,677 1944,648 1954,621 1966,581 1968,545 1953,520 1938,505 1922,497 1898,487 1925,472 1963,458 2024,460 2108,476 2173,490 2230,502 2287,501 2339,509 2369,496 2375,485 2365,469 2352,457 2345,426 2330,407 2305,382 2298,365 2242,311 2215,291 2196,264 2193,237 2199,178 2194,131 2183,81 2166,37 2146,15 2115,0 2100,6 2069,47 1989,164 1956,231 1921,292 1891,319 1854,349 1804,373 1753,382 1793,335 1788,307 1778,275 1751,248 1727,227 1692,212 1640,204 1624,208 1566,242 1511,304 1443,400 1389,459 1347,485 1271,523 1066,623 864,723 712,803 614,857 459,942 427,963 369,1007 251,1094 227,1110 167,1171 121,1214 75,1249 39,1271 11,1293 8,1299">
          <text:p/>
        </draw:polygon>
        <draw:polygon draw:style-name="gr4" draw:text-style-name="P6" draw:layer="layout" svg:width="2.374cm" svg:height="1.378cm" draw:transform="skewX (0.0106465084371654) rotate (-0.471762496814067) translate (11.7879993796938cm 7.67232055077709cm)" svg:viewBox="0 0 2375 1379" draw:points="5,1311 53,1311 102,1313 90,1329 68,1339 12,1336 0,1347 8,1369 26,1379 91,1375 269,1342 356,1313 473,1295 521,1270 641,1244 685,1230 780,1220 836,1210 873,1190 878,1176 981,1127 1063,1081 1135,1038 1195,1000 1265,1037 1332,1062 1386,1071 1413,1062 1420,1049 1383,1030 1369,1001 1364,986 1328,964 1327,960 1391,933 1441,904 1447,887 1425,869 1482,828 1556,789 1588,777 1612,755 1644,729 1727,712 1823,694 1888,677 1944,648 1954,621 1966,581 1968,545 1953,520 1938,505 1922,497 1898,487 1925,472 1963,458 2024,460 2108,476 2173,490 2230,502 2287,501 2339,509 2369,496 2375,485 2365,469 2352,457 2345,426 2330,407 2305,382 2298,365 2242,311 2215,291 2196,264 2193,237 2199,178 2194,131 2183,81 2166,37 2146,15 2115,0 2100,6 2069,47 1989,164 1956,231 1921,292 1891,319 1854,349 1804,373 1753,382 1793,335 1788,307 1778,275 1751,248 1727,227 1692,212 1640,204 1624,208 1566,242 1511,304 1443,400 1389,459 1347,485 1271,523 1066,623 864,723 712,803 614,857 459,942 427,963 369,1007 251,1094 227,1110 167,1171 121,1214 75,1249 39,1271 11,1293 8,1299">
          <text:p/>
        </draw:polygon>
        <draw:polygon draw:style-name="gr3" draw:text-style-name="P5" draw:layer="layout" svg:width="2.373cm" svg:height="1.377cm" draw:transform="skewX (-0.0120427718387609) rotate (0.471587963888868) translate (14.7660069121789cm 8.77681813153916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3" draw:text-style-name="P5" draw:layer="layout" svg:width="2.373cm" svg:height="1.377cm" draw:transform="skewX (-0.0120427718387609) rotate (0.471587963888868) translate (11.9080069121789cm 9.70381813153917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3" draw:text-style-name="P5" draw:layer="layout" svg:width="2.373cm" svg:height="1.377cm" draw:transform="skewX (-0.0120427718387609) rotate (0.471587963888868) translate (10.0030069121789cm 7.16381813153916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3" draw:text-style-name="P5" draw:layer="layout" svg:width="2.373cm" svg:height="1.377cm" draw:transform="skewX (-0.0120427718387609) rotate (0.471587963888868) translate (11.5910069121789cm 4.94181813153916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3" draw:text-style-name="P5" draw:layer="layout" svg:width="2.373cm" svg:height="1.377cm" draw:transform="skewX (-0.0120427718387609) rotate (0.471587963888868) translate (15.0830069121789cm 3.67181813153916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4" draw:text-style-name="P6" draw:layer="layout" svg:width="2.374cm" svg:height="1.378cm" draw:transform="skewX (0.0106465084371654) rotate (-0.471762496814068) translate (15.2019993796938cm 16.2613205507771cm)" svg:viewBox="0 0 2375 1379" draw:points="5,1311 53,1311 102,1313 90,1329 68,1339 12,1336 0,1347 8,1369 26,1379 91,1375 269,1342 356,1313 473,1295 521,1270 641,1244 685,1230 780,1220 836,1210 873,1190 878,1176 981,1127 1063,1081 1135,1038 1195,1000 1265,1037 1332,1062 1386,1071 1413,1062 1420,1049 1383,1030 1369,1001 1364,986 1328,964 1327,960 1391,933 1441,904 1447,887 1425,869 1482,828 1556,789 1588,777 1612,755 1644,729 1727,712 1823,694 1888,677 1944,648 1954,621 1966,581 1968,545 1953,520 1938,505 1922,497 1898,487 1925,472 1963,458 2024,460 2108,476 2173,490 2230,502 2287,501 2339,509 2369,496 2375,485 2365,469 2352,457 2345,426 2330,407 2305,382 2298,365 2242,311 2215,291 2196,264 2193,237 2199,178 2194,131 2183,81 2166,37 2146,15 2115,0 2100,6 2069,47 1989,164 1956,231 1921,292 1891,319 1854,349 1804,373 1753,382 1793,335 1788,307 1778,275 1751,248 1727,227 1692,212 1640,204 1624,208 1566,242 1511,304 1443,400 1389,459 1347,485 1271,523 1066,623 864,723 712,803 614,857 459,942 427,963 369,1007 251,1094 227,1110 167,1171 121,1214 75,1249 39,1271 11,1293 8,1299">
          <text:p/>
        </draw:polygon>
        <draw:polygon draw:style-name="gr4" draw:text-style-name="P6" draw:layer="layout" svg:width="2.373cm" svg:height="1.377cm" draw:transform="skewX (-0.0120427718387609) rotate (0.471587963888868) translate (11.9080069121789cm 19.5708181315392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3" draw:text-style-name="P5" draw:layer="layout" svg:width="2.373cm" svg:height="1.377cm" draw:transform="skewX (-0.0120427718387609) rotate (0.471587963888868) translate (10.0030069121789cm 17.0308181315392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4" draw:text-style-name="P6" draw:layer="layout" svg:width="2.373cm" svg:height="1.377cm" draw:transform="skewX (-0.0120427718387609) rotate (0.471587963888868) translate (11.5910069121789cm 14.8088181315392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3" draw:text-style-name="P5" draw:layer="layout" svg:width="2.373cm" svg:height="1.377cm" draw:transform="skewX (-0.012042771838761) rotate (0.471587963888868) translate (15.0830069121789cm 13.5388181315392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custom-shape draw:style-name="gr2" draw:text-style-name="P4" draw:layer="layout" svg:width="8.255cm" svg:height="8.302cm" svg:x="9.891cm" svg:y="12.383cm">
          <text:p/>
          <draw:enhanced-geometry svg:viewBox="0 0 21600 21600" draw:type="rectangle" draw:enhanced-path="M 0 0 L 21600 0 21600 21600 0 21600 0 0 Z N"/>
        </draw:custom-shape>
        <draw:polygon draw:style-name="gr4" draw:text-style-name="P6" draw:layer="layout" svg:width="2.374cm" svg:height="1.378cm" draw:transform="skewX (0.0106465084371654) rotate (-0.471762496814067) translate (15.2029993796938cm 16.2613205507771cm)" svg:viewBox="0 0 2375 1379" draw:points="5,1311 53,1311 102,1313 90,1329 68,1339 12,1336 0,1347 8,1369 26,1379 91,1375 269,1342 356,1313 473,1295 521,1270 641,1244 685,1230 780,1220 836,1210 873,1190 878,1176 981,1127 1063,1081 1135,1038 1195,1000 1265,1037 1332,1062 1386,1071 1413,1062 1420,1049 1383,1030 1369,1001 1364,986 1328,964 1327,960 1391,933 1441,904 1447,887 1425,869 1482,828 1556,789 1588,777 1612,755 1644,729 1727,712 1823,694 1888,677 1944,648 1954,621 1966,581 1968,545 1953,520 1938,505 1922,497 1898,487 1925,472 1963,458 2024,460 2108,476 2173,490 2230,502 2287,501 2339,509 2369,496 2375,485 2365,469 2352,457 2345,426 2330,407 2305,382 2298,365 2242,311 2215,291 2196,264 2193,237 2199,178 2194,131 2183,81 2166,37 2146,15 2115,0 2100,6 2069,47 1989,164 1956,231 1921,292 1891,319 1854,349 1804,373 1753,382 1793,335 1788,307 1778,275 1751,248 1727,227 1692,212 1640,204 1624,208 1566,242 1511,304 1443,400 1389,459 1347,485 1271,523 1066,623 864,723 712,803 614,857 459,942 427,963 369,1007 251,1094 227,1110 167,1171 121,1214 75,1249 39,1271 11,1293 8,1299">
          <text:p/>
        </draw:polygon>
        <draw:polygon draw:style-name="gr4" draw:text-style-name="P6" draw:layer="layout" svg:width="2.373cm" svg:height="1.377cm" draw:transform="skewX (-0.0120427718387609) rotate (0.471587963888868) translate (11.9090069121789cm 19.5708181315392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3" draw:text-style-name="P5" draw:layer="layout" svg:width="2.373cm" svg:height="1.377cm" draw:transform="skewX (-0.012042771838761) rotate (0.471587963888868) translate (10.0040069121789cm 17.0308181315392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4" draw:text-style-name="P6" draw:layer="layout" svg:width="2.373cm" svg:height="1.377cm" draw:transform="skewX (-0.0120427718387609) rotate (0.471587963888868) translate (11.5920069121789cm 14.8088181315392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3" draw:text-style-name="P5" draw:layer="layout" svg:width="2.373cm" svg:height="1.377cm" draw:transform="skewX (-0.012042771838761) rotate (0.471587963888868) translate (15.0840069121789cm 13.5388181315392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4" draw:text-style-name="P6" draw:layer="layout" svg:width="2.374cm" svg:height="1.378cm" draw:transform="skewX (0.0106465084371654) rotate (-0.471762496814067) translate (19.7249993796938cm 2.29932055077709cm)" svg:viewBox="0 0 2375 1379" draw:points="5,1311 53,1311 102,1313 90,1329 68,1339 12,1336 0,1347 8,1369 26,1379 91,1375 269,1342 356,1313 473,1295 521,1270 641,1244 685,1230 780,1220 836,1210 873,1190 878,1176 981,1127 1063,1081 1135,1038 1195,1000 1265,1037 1332,1062 1386,1071 1413,1062 1420,1049 1383,1030 1369,1001 1364,986 1328,964 1327,960 1391,933 1441,904 1447,887 1425,869 1482,828 1556,789 1588,777 1612,755 1644,729 1727,712 1823,694 1888,677 1944,648 1954,621 1966,581 1968,545 1953,520 1938,505 1922,497 1898,487 1925,472 1963,458 2024,460 2108,476 2173,490 2230,502 2287,501 2339,509 2369,496 2375,485 2365,469 2352,457 2345,426 2330,407 2305,382 2298,365 2242,311 2215,291 2196,264 2193,237 2199,178 2194,131 2183,81 2166,37 2146,15 2115,0 2100,6 2069,47 1989,164 1956,231 1921,292 1891,319 1854,349 1804,373 1753,382 1793,335 1788,307 1778,275 1751,248 1727,227 1692,212 1640,204 1624,208 1566,242 1511,304 1443,400 1389,459 1347,485 1271,523 1066,623 864,723 712,803 614,857 459,942 427,963 369,1007 251,1094 227,1110 167,1171 121,1214 75,1249 39,1271 11,1293 8,1299">
          <text:p/>
        </draw:polygon>
        <draw:polygon draw:style-name="gr3" draw:text-style-name="P5" draw:layer="layout" svg:width="2.374cm" svg:height="1.378cm" draw:transform="skewX (0.0106465084371654) rotate (-0.471762496814067) translate (24.0919993796938cm 6.39432055077709cm)" svg:viewBox="0 0 2375 1379" draw:points="5,1311 53,1311 102,1313 90,1329 68,1339 12,1336 0,1347 8,1369 26,1379 91,1375 269,1342 356,1313 473,1295 521,1270 641,1244 685,1230 780,1220 836,1210 873,1190 878,1176 981,1127 1063,1081 1135,1038 1195,1000 1265,1037 1332,1062 1386,1071 1413,1062 1420,1049 1383,1030 1369,1001 1364,986 1328,964 1327,960 1391,933 1441,904 1447,887 1425,869 1482,828 1556,789 1588,777 1612,755 1644,729 1727,712 1823,694 1888,677 1944,648 1954,621 1966,581 1968,545 1953,520 1938,505 1922,497 1898,487 1925,472 1963,458 2024,460 2108,476 2173,490 2230,502 2287,501 2339,509 2369,496 2375,485 2365,469 2352,457 2345,426 2330,407 2305,382 2298,365 2242,311 2215,291 2196,264 2193,237 2199,178 2194,131 2183,81 2166,37 2146,15 2115,0 2100,6 2069,47 1989,164 1956,231 1921,292 1891,319 1854,349 1804,373 1753,382 1793,335 1788,307 1778,275 1751,248 1727,227 1692,212 1640,204 1624,208 1566,242 1511,304 1443,400 1389,459 1347,485 1271,523 1066,623 864,723 712,803 614,857 459,942 427,963 369,1007 251,1094 227,1110 167,1171 121,1214 75,1249 39,1271 11,1293 8,1299">
          <text:p/>
        </draw:polygon>
        <draw:polygon draw:style-name="gr3" draw:text-style-name="P5" draw:layer="layout" svg:width="2.373cm" svg:height="1.377cm" draw:transform="skewX (-0.0120427718387608) rotate (0.471587963888868) translate (20.7980069121789cm 9.70381813153917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3" draw:text-style-name="P5" draw:layer="layout" svg:width="2.373cm" svg:height="1.377cm" draw:transform="skewX (-0.0120427718387609) rotate (0.471587963888868) translate (23.9730069121789cm 3.67181813153917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4" draw:text-style-name="P6" draw:layer="layout" svg:width="2.373cm" svg:height="1.377cm" draw:transform="skewX (-0.0120427718387609) rotate (0.471587963888868) translate (20.7980069121789cm 19.5468181315392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3" draw:text-style-name="P5" draw:layer="layout" svg:width="2.373cm" svg:height="1.377cm" draw:transform="skewX (-0.0120427718387609) rotate (0.471587963888868) translate (18.8930069121789cm 17.0068181315392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4" draw:text-style-name="P6" draw:layer="layout" svg:width="2.373cm" svg:height="1.377cm" draw:transform="skewX (-0.0120427718387609) rotate (0.471587963888868) translate (20.4810069121789cm 14.7848181315392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3" draw:text-style-name="P5" draw:layer="layout" svg:width="2.373cm" svg:height="1.377cm" draw:transform="skewX (-0.0120427718387609) rotate (0.471587963888868) translate (23.9730069121789cm 13.5148181315392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4" draw:text-style-name="P6" draw:layer="layout" svg:width="2.373cm" svg:height="1.377cm" draw:transform="skewX (-0.0120427718387609) rotate (0.471587963888868) translate (20.7990069121789cm 19.5468181315392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4" draw:text-style-name="P6" draw:layer="layout" svg:width="2.373cm" svg:height="1.377cm" draw:transform="skewX (-0.0120427718387609) rotate (0.471587963888868) translate (20.4820069121789cm 14.7848181315392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3" draw:text-style-name="P5" draw:layer="layout" svg:width="2.373cm" svg:height="1.377cm" draw:transform="skewX (-0.0120427718387609) rotate (0.471587963888868) translate (23.9740069121789cm 13.5148181315392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frame draw:style-name="gr5" draw:text-style-name="P7" draw:layer="layout" svg:width="1.655cm" svg:height="0.823cm" svg:x="25.062cm" svg:y="10.207cm">
          <draw:text-box>
            <text:p><text:span text:style-name="T3">R</text:span><text:span text:style-name="T4"> = 1</text:span></text:p>
          </draw:text-box>
        </draw:frame>
        <draw:frame draw:style-name="gr5" draw:text-style-name="P7" draw:layer="layout" svg:width="1.655cm" svg:height="0.823cm" svg:x="25.062cm" svg:y="19.732cm">
          <draw:text-box>
            <text:p><text:span text:style-name="T3">R</text:span><text:span text:style-name="T4"> = 2</text:span></text:p>
          </draw:text-box>
        </draw:frame>
        <draw:polygon draw:style-name="gr3" draw:text-style-name="P5" draw:layer="layout" svg:width="2.374cm" svg:height="1.378cm" draw:transform="skewX (0.0106465084371654) rotate (-0.471762496814068) translate (7.02499937969376cm 9.28432055077709cm)" svg:viewBox="0 0 2375 1379" draw:points="5,1311 53,1311 102,1313 90,1329 68,1339 12,1336 0,1347 8,1369 26,1379 91,1375 269,1342 356,1313 473,1295 521,1270 641,1244 685,1230 780,1220 836,1210 873,1190 878,1176 981,1127 1063,1081 1135,1038 1195,1000 1265,1037 1332,1062 1386,1071 1413,1062 1420,1049 1383,1030 1369,1001 1364,986 1328,964 1327,960 1391,933 1441,904 1447,887 1425,869 1482,828 1556,789 1588,777 1612,755 1644,729 1727,712 1823,694 1888,677 1944,648 1954,621 1966,581 1968,545 1953,520 1938,505 1922,497 1898,487 1925,472 1963,458 2024,460 2108,476 2173,490 2230,502 2287,501 2339,509 2369,496 2375,485 2365,469 2352,457 2345,426 2330,407 2305,382 2298,365 2242,311 2215,291 2196,264 2193,237 2199,178 2194,131 2183,81 2166,37 2146,15 2115,0 2100,6 2069,47 1989,164 1956,231 1921,292 1891,319 1854,349 1804,373 1753,382 1793,335 1788,307 1778,275 1751,248 1727,227 1692,212 1640,204 1624,208 1566,242 1511,304 1443,400 1389,459 1347,485 1271,523 1066,623 864,723 712,803 614,857 459,942 427,963 369,1007 251,1094 227,1110 167,1171 121,1214 75,1249 39,1271 11,1293 8,1299">
          <text:p/>
        </draw:polygon>
        <draw:polygon draw:style-name="gr3" draw:text-style-name="P5" draw:layer="layout" svg:width="2.374cm" svg:height="1.378cm" draw:transform="skewX (0.0106465084371654) rotate (-0.471762496814068) translate (15.9149993796938cm 9.28432055077709cm)" svg:viewBox="0 0 2375 1379" draw:points="5,1311 53,1311 102,1313 90,1329 68,1339 12,1336 0,1347 8,1369 26,1379 91,1375 269,1342 356,1313 473,1295 521,1270 641,1244 685,1230 780,1220 836,1210 873,1190 878,1176 981,1127 1063,1081 1135,1038 1195,1000 1265,1037 1332,1062 1386,1071 1413,1062 1420,1049 1383,1030 1369,1001 1364,986 1328,964 1327,960 1391,933 1441,904 1447,887 1425,869 1482,828 1556,789 1588,777 1612,755 1644,729 1727,712 1823,694 1888,677 1944,648 1954,621 1966,581 1968,545 1953,520 1938,505 1922,497 1898,487 1925,472 1963,458 2024,460 2108,476 2173,490 2230,502 2287,501 2339,509 2369,496 2375,485 2365,469 2352,457 2345,426 2330,407 2305,382 2298,365 2242,311 2215,291 2196,264 2193,237 2199,178 2194,131 2183,81 2166,37 2146,15 2115,0 2100,6 2069,47 1989,164 1956,231 1921,292 1891,319 1854,349 1804,373 1753,382 1793,335 1788,307 1778,275 1751,248 1727,227 1692,212 1640,204 1624,208 1566,242 1511,304 1443,400 1389,459 1347,485 1271,523 1066,623 864,723 712,803 614,857 459,942 427,963 369,1007 251,1094 227,1110 167,1171 121,1214 75,1249 39,1271 11,1293 8,1299">
          <text:p/>
        </draw:polygon>
        <draw:polygon draw:style-name="gr3" draw:text-style-name="P5" draw:layer="layout" svg:width="2.374cm" svg:height="1.378cm" draw:transform="skewX (0.0106465084371654) rotate (-0.471762496814068) translate (15.9149993796938cm 18.8093205507771cm)" svg:viewBox="0 0 2375 1379" draw:points="5,1311 53,1311 102,1313 90,1329 68,1339 12,1336 0,1347 8,1369 26,1379 91,1375 269,1342 356,1313 473,1295 521,1270 641,1244 685,1230 780,1220 836,1210 873,1190 878,1176 981,1127 1063,1081 1135,1038 1195,1000 1265,1037 1332,1062 1386,1071 1413,1062 1420,1049 1383,1030 1369,1001 1364,986 1328,964 1327,960 1391,933 1441,904 1447,887 1425,869 1482,828 1556,789 1588,777 1612,755 1644,729 1727,712 1823,694 1888,677 1944,648 1954,621 1966,581 1968,545 1953,520 1938,505 1922,497 1898,487 1925,472 1963,458 2024,460 2108,476 2173,490 2230,502 2287,501 2339,509 2369,496 2375,485 2365,469 2352,457 2345,426 2330,407 2305,382 2298,365 2242,311 2215,291 2196,264 2193,237 2199,178 2194,131 2183,81 2166,37 2146,15 2115,0 2100,6 2069,47 1989,164 1956,231 1921,292 1891,319 1854,349 1804,373 1753,382 1793,335 1788,307 1778,275 1751,248 1727,227 1692,212 1640,204 1624,208 1566,242 1511,304 1443,400 1389,459 1347,485 1271,523 1066,623 864,723 712,803 614,857 459,942 427,963 369,1007 251,1094 227,1110 167,1171 121,1214 75,1249 39,1271 11,1293 8,1299">
          <text:p/>
        </draw:polygon>
        <draw:polygon draw:style-name="gr3" draw:text-style-name="P5" draw:layer="layout" svg:width="2.374cm" svg:height="1.378cm" draw:transform="skewX (0.0106465084371654) rotate (-0.471762496814067) translate (7.02499937969376cm 18.8093205507771cm)" svg:viewBox="0 0 2375 1379" draw:points="5,1311 53,1311 102,1313 90,1329 68,1339 12,1336 0,1347 8,1369 26,1379 91,1375 269,1342 356,1313 473,1295 521,1270 641,1244 685,1230 780,1220 836,1210 873,1190 878,1176 981,1127 1063,1081 1135,1038 1195,1000 1265,1037 1332,1062 1386,1071 1413,1062 1420,1049 1383,1030 1369,1001 1364,986 1328,964 1327,960 1391,933 1441,904 1447,887 1425,869 1482,828 1556,789 1588,777 1612,755 1644,729 1727,712 1823,694 1888,677 1944,648 1954,621 1966,581 1968,545 1953,520 1938,505 1922,497 1898,487 1925,472 1963,458 2024,460 2108,476 2173,490 2230,502 2287,501 2339,509 2369,496 2375,485 2365,469 2352,457 2345,426 2330,407 2305,382 2298,365 2242,311 2215,291 2196,264 2193,237 2199,178 2194,131 2183,81 2166,37 2146,15 2115,0 2100,6 2069,47 1989,164 1956,231 1921,292 1891,319 1854,349 1804,373 1753,382 1793,335 1788,307 1778,275 1751,248 1727,227 1692,212 1640,204 1624,208 1566,242 1511,304 1443,400 1389,459 1347,485 1271,523 1066,623 864,723 712,803 614,857 459,942 427,963 369,1007 251,1094 227,1110 167,1171 121,1214 75,1249 39,1271 11,1293 8,1299">
          <text:p/>
        </draw:polygon>
        <draw:polygon draw:style-name="gr3" draw:text-style-name="P5" draw:layer="layout" svg:width="2.373cm" svg:height="1.377cm" draw:transform="skewX (-0.0120427718387609) rotate (0.471587963888868) translate (1.1130069121789cm 10.3638181315392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polygon draw:style-name="gr3" draw:text-style-name="P5" draw:layer="layout" svg:width="2.373cm" svg:height="1.377cm" draw:transform="skewX (-0.0120427718387608) rotate (0.471587963888868) translate (10.0030069121789cm 10.3638181315392cm)" svg:viewBox="0 0 2374 1378" draw:points="2369,1311 2321,1311 2272,1312 2284,1329 2306,1339 2362,1335 2374,1346 2366,1369 2348,1378 2283,1375 2104,1342 2018,1313 1901,1294 1853,1270 1733,1244 1689,1230 1594,1220 1538,1209 1501,1190 1496,1176 1393,1127 1311,1080 1239,1038 1179,1000 1109,1037 1042,1061 988,1071 961,1061 954,1049 991,1030 1005,1001 1010,986 1046,964 1047,960 984,933 934,904 928,887 949,869 893,828 818,788 787,777 763,755 731,729 647,712 552,694 486,677 431,648 421,621 409,581 407,545 421,520 437,505 453,497 477,487 450,472 412,458 351,460 267,476 202,490 145,502 88,502 36,509 6,496 0,485 10,469 22,457 30,426 45,408 70,382 77,365 133,311 160,291 179,264 182,237 176,178 181,131 192,81 210,37 230,15 260,0 275,6 306,47 386,164 420,231 454,292 484,319 521,348 571,373 622,382 582,335 587,307 597,275 624,248 649,227 683,212 736,204 751,208 810,242 864,304 932,400 986,459 1028,485 1104,522 1309,623 1511,722 1663,803 1761,857 1915,941 1948,962 2005,1006 2123,1094 2147,1110 2207,1171 2253,1214 2299,1248 2335,1271 2363,1293 2366,1299">
          <text:p/>
        </draw:polygon>
        <draw:custom-shape draw:style-name="gr6" draw:text-style-name="P9" draw:layer="layout" svg:width="0.953cm" svg:height="1.27cm" svg:x="0.047cm" svg:y="6.397cm">
          <text:p text:style-name="P8"><text:span text:style-name="T2">(a)</text:span></text:p>
          <draw:enhanced-geometry svg:viewBox="0 0 21600 21600" draw:type="rectangle" draw:enhanced-path="M 0 0 L 21600 0 21600 21600 0 21600 0 0 Z N"/>
        </draw:custom-shape>
        <draw:custom-shape draw:style-name="gr6" draw:text-style-name="P9" draw:layer="layout" svg:width="0.953cm" svg:height="1.27cm" svg:x="0.047cm" svg:y="15.922cm">
          <text:p text:style-name="P8"><text:span text:style-name="T2">(b)</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1" svg:font-family="'Noto Sans'" style:font-family-generic="system" style:font-pitch="variable"/>
    <style:font-face style:name="Ubuntu" svg:font-family="Ubuntu"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textarea-vertical-align="middle" fo:padding-top="0cm" fo:padding-bottom="0cm" fo:padding-left="0cm" fo:padding-right="0cm" fo:wrap-option="wrap" draw:shadow="hidden" draw:shadow-offset-x="0.203cm" draw:shadow-offset-y="0.203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Oleksii Dubovyk</meta:initial-creator>
    <meta:creation-date>2025-09-28T19:47:04.210646606</meta:creation-date>
    <dc:date>2025-12-22T16:23:57.509208243</dc:date>
    <dc:creator>Oleksii Dubovyk</dc:creator>
    <meta:editing-duration>PT1H17M46S</meta:editing-duration>
    <meta:editing-cycles>17</meta:editing-cycles>
    <meta:generator>LibreOffice/25.8.0.4$Linux_X86_64 LibreOffice_project/48f00303701489684e67c38c28aff00cd5929e67</meta:generator>
    <meta:document-statistic meta:object-count="66"/>
  </office:meta>
</office:document-meta>
</file>